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" svg:font-family="Times" style:font-family-generic="roman"/>
    <style:font-face style:name="system-ui" svg:font-family="system-ui, ui-sans-serif, apple-system, BlinkMacSystemFont, sans-serif, Inter, NotoSansHans"/>
  </office:font-face-decls>
  <office:automatic-styles>
    <style:style style:name="P1" style:family="paragraph" style:parent-style-name="Heading_20_3">
      <style:text-properties officeooo:rsid="001562e3" officeooo:paragraph-rsid="001562e3"/>
    </style:style>
    <style:style style:name="P2" style:family="paragraph" style:parent-style-name="Heading_20_3">
      <style:paragraph-properties fo:keep-with-next="always"/>
      <style:text-properties style:font-name="Times" officeooo:rsid="001562e3" officeooo:paragraph-rsid="001562e3"/>
    </style:style>
    <style:style style:name="P3" style:family="paragraph" style:parent-style-name="Heading_20_3">
      <style:paragraph-properties fo:break-before="page" fo:keep-with-next="always"/>
      <style:text-properties style:font-name="Times" officeooo:rsid="001562e3" officeooo:paragraph-rsid="001562e3"/>
    </style:style>
    <style:style style:name="P4" style:family="paragraph" style:parent-style-name="Standard">
      <style:text-properties officeooo:rsid="001562e3" officeooo:paragraph-rsid="001562e3"/>
    </style:style>
    <style:style style:name="P5" style:family="paragraph" style:parent-style-name="Standard">
      <style:text-properties fo:font-variant="normal" fo:text-transform="none" fo:color="#fafafc" loext:opacity="100%" style:font-name="Times" fo:font-size="12pt" fo:letter-spacing="normal" fo:font-style="normal" fo:font-weight="normal" officeooo:rsid="001562e3" officeooo:paragraph-rsid="001562e3"/>
    </style:style>
    <style:style style:name="P6" style:family="paragraph" style:parent-style-name="Standard">
      <style:text-properties fo:font-variant="normal" fo:text-transform="none" style:use-window-font-color="true" loext:opacity="0%" style:font-name="Times" fo:font-size="12pt" fo:letter-spacing="normal" fo:font-style="normal" fo:font-weight="normal" officeooo:rsid="001562e3" officeooo:paragraph-rsid="001562e3"/>
    </style:style>
    <style:style style:name="P7" style:family="paragraph" style:parent-style-name="Standard">
      <style:text-properties style:use-window-font-color="true" loext:opacity="0%" style:font-name="Times" officeooo:rsid="001562e3" officeooo:paragraph-rsid="001562e3"/>
    </style:style>
    <style:style style:name="P8" style:family="paragraph" style:parent-style-name="Standard">
      <style:text-properties style:font-name="Times" officeooo:rsid="001562e3" officeooo:paragraph-rsid="001562e3"/>
    </style:style>
    <style:style style:name="P9" style:family="paragraph" style:parent-style-name="Standard">
      <style:text-properties style:font-name="Times" officeooo:rsid="001562e3" officeooo:paragraph-rsid="0015c561"/>
    </style:style>
    <style:style style:name="P10" style:family="paragraph" style:parent-style-name="Standard">
      <style:text-properties style:font-name="Times" officeooo:rsid="001562e3" officeooo:paragraph-rsid="001562e3" fo:background-color="#eeeeee"/>
    </style:style>
    <style:style style:name="P11" style:family="paragraph" style:parent-style-name="Standard">
      <style:text-properties style:font-name="Times" officeooo:rsid="0015c561" officeooo:paragraph-rsid="0015c561"/>
    </style:style>
    <style:style style:name="P12" style:family="paragraph" style:parent-style-name="Standard">
      <style:text-properties style:font-name="Times" fo:font-size="15pt" officeooo:rsid="001562e3" officeooo:paragraph-rsid="00175473" style:font-size-asian="15pt" style:font-size-complex="15pt"/>
    </style:style>
    <style:style style:name="P13" style:family="paragraph" style:parent-style-name="Text_20_body">
      <style:text-properties officeooo:paragraph-rsid="0015c561"/>
    </style:style>
    <style:style style:name="T1" style:family="text">
      <style:text-properties officeooo:rsid="001562e3"/>
    </style:style>
    <style:style style:name="T2" style:family="text">
      <style:text-properties officeooo:rsid="0015c561"/>
    </style:style>
    <style:style style:name="T3" style:family="text">
      <style:text-properties style:font-name="Time"/>
    </style:style>
    <style:style style:name="T4" style:family="text">
      <style:text-properties style:font-name="Time" officeooo:rsid="001562e3"/>
    </style:style>
    <style:style style:name="T5" style:family="text">
      <style:text-properties style:font-name="Time" officeooo:rsid="0015c561"/>
    </style:style>
    <style:style style:name="T6" style:family="text">
      <style:text-properties style:font-name="Times"/>
    </style:style>
    <style:style style:name="T7" style:family="text">
      <style:text-properties style:font-name="Times" officeooo:rsid="001562e3"/>
    </style:style>
    <style:style style:name="T8" style:family="text">
      <style:text-properties style:font-name="Times" officeooo:rsid="0015c56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данном репозитории лежат файлы-манифесты для запуска приложений в среде k3s, так и Dockerfile для запуска в Docker. </text:p>
      <text:p text:style-name="P12">Требуется, чтобы они были установлены на компьютере.</text:p>
      <text:p text:style-name="P8"/>
      <text:p text:style-name="P13"><text:span text:style-name="Strong_20_Emphasis"><text:span text:style-name="T7">K3s </text:span></text:span><text:span text:style-name="T7">(для первого способа)</text:span></text:p>
      <text:p text:style-name="P13"><text:span text:style-name="Strong_20_Emphasis"><text:span text:style-name="T6">Docker </text:span></text:span><text:span text:style-name="T6">(для второго способа)</text:span></text:p>
      <text:p text:style-name="P8"/>
      <text:h text:style-name="P2" text:outline-level="3">Для запуска NextJS приложения в k3s требуется применить манифест:</text:h>
      <text:h text:style-name="P2" text:outline-level="3"/>
      <text:p text:style-name="P8">kubectl apply -f nextjs-deployment.yaml</text:p>
      <text:p text:style-name="P8"/>
      <text:p text:style-name="P8">Проверить работу сервисов по команде kubectl get services</text:p>
      <text:p text:style-name="P8"/>
      <text:p text:style-name="P8">Примерно такой вывод должен быть:</text:p>
      <text:p text:style-name="P8"/>
      <text:p text:style-name="P10">NAME <text:s text:c="16"/>TYPE <text:s text:c="7"/>CLUSTER-IP <text:s text:c="5"/>EXTERNAL-IP <text:s text:c="2"/>PORT(S) <text:s text:c="7"/>AGE</text:p>
      <text:p text:style-name="P10">kubernetes <text:s text:c="10"/>ClusterIP <text:s text:c="2"/>10.43.0.1 <text:s text:c="6"/>&lt;none&gt; <text:s text:c="7"/>443/TCP <text:s text:c="7"/>7d20h</text:p>
      <text:p text:style-name="P10">nextjs-service <text:s text:c="6"/>NodePort <text:s text:c="3"/>10.43.251.227 <text:s text:c="2"/>&lt;none&gt; <text:s text:c="7"/>80:(ваш IP)/TCP <text:s text:c="2"/>152m</text:p>
      <text:p text:style-name="P8"/>
      <text:p text:style-name="P8">Перейдите по адресу в браузере localhost:(ваш ip)</text:p>
      <text:p text:style-name="P8"/>
      <text:h text:style-name="P2" text:outline-level="3">Если kubectl не установлен, то возможен запуск в Docker:</text:h>
      <text:p text:style-name="P7"/>
      <text:p text:style-name="P6">Соберите образ</text:p>
      <text:p text:style-name="P7">docker build -t nextjs-app .</text:p>
      <text:p text:style-name="P7"/>
      <text:p text:style-name="P5">Запустите контей</text:p>
      <text:p text:style-name="P5"/>
      <text:p text:style-name="P7">docker run -d -p 3000:3000 nextjs-app</text:p>
      <text:p text:style-name="P7"/>
      <text:p text:style-name="P7"/>
      <text:p text:style-name="P9">Перейдите по адресу в браузере localhost:<text:span text:style-name="T2">3000</text:span></text:p>
      <text:p text:style-name="P9"/>
      <text:p text:style-name="P9"/>
      <text:p text:style-name="P8"/>
      <text:h text:style-name="P3" text:outline-level="3">Для запуска NGINX с HTML-страницами в k3s.</text:h>
      <text:p text:style-name="P9">Аналогично, </text:p>
      <text:p text:style-name="P11">cd nginx/nginx-docs</text:p>
      <text:p text:style-name="P9">kubectl apply -f nginx-deployment.yaml</text:p>
      <text:p text:style-name="P8">kubectl get service nginx-service</text:p>
      <text:p text:style-name="P8"/>
      <text:p text:style-name="P11">Перейдите по адресу localhost:(ваш IP). Вы увидите страницу Nginx</text:p>
      <text:p text:style-name="P11">Добавив на конце page1.html, page2.html или page3.html, например </text:p>
      <text:p text:style-name="P11">localhost:(ваш IP)/page1.html</text:p>
      <text:p text:style-name="P11"/>
      <text:p text:style-name="P11">вы сможете смотреть html страницы, которые лежат в образе.</text:p>
      <text:p text:style-name="P11"/>
      <text:p text:style-name="P11"/>
      <text:h text:style-name="P1" text:outline-level="3"><text:span text:style-name="T6">Nginx с HTML-страницами в </text:span><text:span text:style-name="Strong_20_Emphasis"><text:span text:style-name="T6">Docker</text:span></text:span></text:h>
      <text:p text:style-name="P11">Аналогично, введите команды</text:p>
      <text:p text:style-name="P11">cd nginx/nginx-docs</text:p>
      <text:p text:style-name="P8">docker build -t nginx-docs .</text:p>
      <text:p text:style-name="P8"/>
      <text:p text:style-name="P8">docker run -d -p 80:80 nginx-docs</text:p>
      <text:p text:style-name="P8"/>
      <text:p text:style-name="P11">Откройте браузер</text:p>
      <text:p text:style-name="P9">http://localhost/page1.<text:span text:style-name="T2">html</text:span></text:p>
      <text:p text:style-name="P9">http://localhost/page2.<text:span text:style-name="T2">html</text:span></text:p>
      <text:p text:style-name="P4"><text:a xlink:type="simple" xlink:href="http://localhost/page3.html" text:style-name="Internet_20_link" text:visited-style-name="Visited_20_Internet_20_Link"><text:span text:style-name="T6">http://localhost/page3.</text:span><text:span text:style-name="T8">html</text:span></text:a>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" svg:font-family="Times" style:font-family-generic="roman"/>
    <style:font-face style:name="system-ui" svg:font-family="system-ui, ui-sans-serif, apple-system, BlinkMacSystemFont, sans-serif, Inter, NotoSansH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0:33:42.012566360</meta:creation-date>
    <dc:date>2025-05-31T20:56:03.526962285</dc:date>
    <meta:editing-duration>PT12M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6" meta:word-count="187" meta:character-count="1508" meta:non-whitespace-character-count="1265"/>
  </office:meta>
</office:document-meta>
</file>